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4">
      <style:paragraph-properties fo:margin-top="0cm" fo:margin-bottom="0cm"/>
    </style:style>
    <style:style style:name="P14" style:family="paragraph" style:parent-style-name="Text_20_body" style:list-style-name="L5">
      <style:paragraph-properties fo:margin-top="0cm" fo:margin-bottom="0cm"/>
    </style:style>
    <style:style style:name="P15" style:family="paragraph" style:parent-style-name="Text_20_body" style:list-style-name="L6">
      <style:paragraph-properties fo:margin-top="0cm" fo:margin-bottom="0cm"/>
    </style:style>
    <style:style style:name="P16" style:family="paragraph" style:parent-style-name="Text_20_body" style:list-style-name="L7">
      <style:paragraph-properties fo:margin-top="0cm" fo:margin-bottom="0cm"/>
    </style:style>
    <style:style style:name="P17" style:family="paragraph" style:parent-style-name="Text_20_body" style:list-style-name="L8">
      <style:paragraph-properties fo:margin-top="0cm" fo:margin-bottom="0cm"/>
    </style:style>
    <style:style style:name="P18" style:family="paragraph" style:parent-style-name="Text_20_body" style:list-style-name="L9">
      <style:paragraph-properties fo:margin-top="0cm" fo:margin-bottom="0cm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us avons dû positionner les fragments en empêchant un changement d'échelle sinon résultat très incohérents.</text:p>
      <text:p text:style-name="Standard"/>
      <text:p text:style-name="Standard">Ex2) </text:p>
      <text:h text:style-name="Heading_20_3" text:outline-level="3">1. Quel est KKK, le nombre minimum d’associations qui vous permet de calculer une paramétrisation x,y,θx, y, \thetax,y,θ pour la transformation appliquée au fragment ? Comment calcule-t-on x,y,θx, y, \thetax,y,θ à partir des coordonnées des associations ?</text:h>
      <text:h text:style-name="Heading_20_4" text:outline-level="4">Le nombre KKK</text:h>
      <text:p text:style-name="Text_20_body">Ici, la transformation appliquée à un fragment est décrite (d’après l’énoncé) par trois paramètres :</text:p>
      <text:list xml:id="list1639542566402183134" text:style-name="L1">
        <text:list-item>
          <text:p text:style-name="P10">xxx : translation en abscisse,</text:p>
        </text:list-item>
        <text:list-item>
          <text:p text:style-name="P10">yyy : translation en ordonnée,</text:p>
        </text:list-item>
        <text:list-item>
          <text:p text:style-name="P1">θ\thetaθ : rotation.</text:p>
        </text:list-item>
      </text:list>
      <text:p text:style-name="Text_20_body">Pour estimer <text:span text:style-name="Strong_20_Emphasis">une transformation (translation + rotation) 2D</text:span> à partir de points correspondants entre deux images (ou associations de points), on doit disposer d’un <text:span text:style-name="Strong_20_Emphasis">nombre minimum de paires de points</text:span> tel que l’on puisse résoudre ces trois inconnues.</text:p>
      <text:list xml:id="list6654645613597734952" text:style-name="L2">
        <text:list-item>
          <text:p text:style-name="P11">Dans le cas d’une <text:span text:style-name="Strong_20_Emphasis">translation + rotation sans échelle</text:span>, on peut montrer que <text:span text:style-name="Strong_20_Emphasis">2 paires</text:span> (donc 2 associations) ne suffisent pas toujours (elles contraignent la rotation mais il peut y avoir ambiguïté de signe, etc.).</text:p>
        </text:list-item>
        <text:list-item>
          <text:p text:style-name="P2"><text:span text:style-name="Strong_20_Emphasis">3 paires</text:span> (3 associations) sont en général nécessaires pour lever toutes les ambiguïtés et calculer de manière univoque la translation et l’angle de rotation.</text:p>
        </text:list-item>
      </text:list>
      <text:p text:style-name="Text_20_body">En pratique, si vous utilisez une matrice d’homogénéité du type</text:p>
      <text:p text:style-name="Text_20_body">(cos⁡θ−sin⁡θxsin⁡θcos⁡θy001),\begin{pmatrix} \cos\theta &amp; -\sin\theta &amp; x \\ \sin\theta &amp; \cos\theta &amp; y \\ 0 &amp; 0 &amp; 1 \end{pmatrix},​cosθsinθ0​−sinθcosθ0​xy1​​,</text:p>
      <text:p text:style-name="Text_20_body">vous avez 3 inconnues (x,y,θ)(x,y,\theta)(x,y,θ). Trois paires de points en 2D donnent 6 équations (2 coordonnées dans chacune des 3 paires), ce qui est suffisant pour résoudre ces 3 inconnues (mais il faut veiller à ce que les paires ne soient pas colinéaires / dégénérées).</text:p>
      <text:p text:style-name="Text_20_body">Ainsi, dans la plupart des approches pour <text:span text:style-name="Strong_20_Emphasis">une transformation 2D (rotation + translation, pas d’échelle)</text:span>, on retiendra <text:span text:style-name="Strong_20_Emphasis">K=2K = 2K=2 ou K=3K=3K=3</text:span> selon la formulation.</text:p>
      <text:list xml:id="list7989238415905947393" text:style-name="L3">
        <text:list-item>
          <text:p text:style-name="P12"><text:span text:style-name="Strong_20_Emphasis">Dans le cadre strict de la rotation + translation</text:span>, la plupart du temps on considère qu’<text:span text:style-name="Strong_20_Emphasis">au moins 2 paires</text:span> peuvent suffire pour dégrossir (si elles ne sont pas alignées). Cependant, par sécurité et par robustesse, on utilise souvent 3 paires pour lever toute dégénérescence (paires alignées, etc.).</text:p>
        </text:list-item>
        <text:list-item>
          <text:p text:style-name="P3">Si vous travaillez avec un modèle « affine partiel » (rotation + scale + translation), vous avez 4 paramètres, et alors <text:span text:style-name="Strong_20_Emphasis">2 paires ne suffisent plus</text:span>. Il faut <text:span text:style-name="Strong_20_Emphasis">2,5 paires</text:span>… en réalité <text:span text:style-name="Strong_20_Emphasis">3 paires</text:span>.</text:p>
        </text:list-item>
      </text:list>
      <text:p text:style-name="Text_20_body"><text:span text:style-name="Strong_20_Emphasis">En résumé</text:span> :</text:p>
      <text:list xml:id="list830419184842613877" text:style-name="L4">
        <text:list-item>
          <text:p text:style-name="P13">Selon l’exacte formulation du problème, on trouve souvent que K=2K=2K=2 ou 3.</text:p>
        </text:list-item>
        <text:list-item>
          <text:p text:style-name="P13"><text:span text:style-name="Strong_20_Emphasis">La réponse la plus courante</text:span> pour une rotation + translation pure est <text:span text:style-name="Strong_20_Emphasis">K=2K=2K=2</text:span> associations, à condition qu’elles ne soient pas dégénérées (points parfaitement alignés).</text:p>
        </text:list-item>
        <text:list-item>
          <text:p text:style-name="P4">Pour plus de robustesse (et parce que les paires peuvent être dégénérées), on dit souvent <text:span text:style-name="Strong_20_Emphasis">K=3K=3K=3</text:span>.</text:p>
        </text:list-item>
      </text:list>
      <text:h text:style-name="Heading_20_4" text:outline-level="4"><text:soft-page-break/>Le calcul de x,y,θx, y, \thetax,y,θ à partir de 2 ou 3 associations</text:h>
      <text:p text:style-name="Text_20_body">Supposons qu’on a deux paires de points correspondants :</text:p>
      <text:list xml:id="list6181221559831237663" text:style-name="L5">
        <text:list-item>
          <text:p text:style-name="P14">(x1′,y1′)(x_1^\prime, y_1^\prime)(x1′​,y1′​) correspond à (x1,y1)(x_1, y_1)(x1​,y1​)</text:p>
        </text:list-item>
        <text:list-item>
          <text:p text:style-name="P5">(x2′,y2′)(x_2^\prime, y_2^\prime)(x2′​,y2′​) correspond à (x2,y2)(x_2, y_2)(x2​,y2​)</text:p>
        </text:list-item>
      </text:list>
      <text:p text:style-name="Text_20_body">Ici, (xi,yi)(x_i, y_i)(xi​,yi​) sont les coordonnées dans l’image d’origine (fragment), et (xi′,yi′)(x_i^\prime, y_i^\prime)(xi′​,yi′​) sont les coordonnées correspondantes dans l’image cible (la fresque).</text:p>
      <text:list xml:id="list2153130758824265682" text:style-name="L6">
        <text:list-item>
          <text:p text:style-name="P6"><text:span text:style-name="Strong_20_Emphasis">Translation</text:span> :</text:p>
          <text:p text:style-name="P6">{x1′=x1+txy1′=y1+ty{x2′=x2+txy2′=y2+ty\begin{cases} x_1^\prime = x_1 + t_x \\ y_1^\prime = y_1 + t_y \end{cases} \quad\quad \begin{cases} x_2^\prime = x_2 + t_x \\ y_2^\prime = y_2 + t_y \end{cases}{x1′​=x1​+tx​y1′​=y1​+ty​​{x2′​=x2​+tx​y2′​=y2​+ty​​</text:p>
          <text:p text:style-name="P6">Mais si on a aussi une rotation θ\thetaθ, on a :</text:p>
          <text:p text:style-name="P15">(xi′yi′)=(cos⁡θ−sin⁡θsin⁡θcos⁡θ)⋅(xiyi)+(txty).\begin{pmatrix} x_i^\prime \\ y_i^\prime \end{pmatrix} = \begin{pmatrix} \cos\theta &amp; -\sin\theta \\ \sin\theta &amp; \cos\theta \end{pmatrix} \cdot \begin{pmatrix} x_i \\ y_i \end{pmatrix} + \begin{pmatrix} t_x \\ t_y \end{pmatrix}.(xi′​yi′​​)=(cosθsinθ​−sinθcosθ​)⋅(xi​yi​​)+(tx​ty​​).</text:p>
        </text:list-item>
        <text:list-item>
          <text:p text:style-name="P6"><text:span text:style-name="Strong_20_Emphasis">Résolution</text:span> :</text:p>
          <text:list>
            <text:list-item>
              <text:p text:style-name="P15">Avec <text:span text:style-name="Strong_20_Emphasis">deux</text:span> paires, on obtient 4 équations (2 par paire) pour 3 inconnues (tx,ty,θ)(t_x, t_y, \theta)(tx​,ty​,θ).</text:p>
            </text:list-item>
            <text:list-item>
              <text:p text:style-name="P15">On peut isoler la rotation θ\thetaθ en considérant la différence entre les deux paires (ce qui élimine la translation).</text:p>
            </text:list-item>
            <text:list-item>
              <text:p text:style-name="P6">Ensuite, on récupère (tx,ty)(t_x, t_y)(tx​,ty​) en injectant θ\thetaθ dans la première paire, par exemple.</text:p>
            </text:list-item>
          </text:list>
        </text:list-item>
      </text:list>
      <text:p text:style-name="Text_20_body">Pour <text:span text:style-name="Strong_20_Emphasis">trois</text:span> paires (souvent plus robustes), on aurait 6 équations et on peut résoudre θ\thetaθ, txt_xtx​, tyt_yty​ par régression directe (moindre carrés) ou à l’aide d’un solveur.</text:p>
      <text:p text:style-name="Horizontal_20_Line"/>
      <text:h text:style-name="Heading_20_3" text:outline-level="3">2. Implémentez un algorithme RANSAC pour trouver le plus grand sous-ensemble cohérent par rapport à une transformation x,y,θx, y, \thetax,y,θ.</text:h>
      <text:p text:style-name="Text_20_body">Le principe général de <text:span text:style-name="Strong_20_Emphasis">RANSAC</text:span> :</text:p>
      <text:list xml:id="list2673299839480368814" text:style-name="L7">
        <text:list-item>
          <text:p text:style-name="P16">On dispose d’un ensemble de correspondances (associations) potentiellement bruité : {(pi,pi′)}i=1,…,N\{(p_i, p_i^\prime)\}_{i=1,\dots,N}{(pi​,pi′​)}i=1,…,N​.</text:p>
        </text:list-item>
        <text:list-item>
          <text:p text:style-name="P16">À chaque itération RANSAC :</text:p>
          <text:list>
            <text:list-item>
              <text:p text:style-name="P16"><text:span text:style-name="Strong_20_Emphasis">Échantillon aléatoire</text:span> de KKK associations (par exemple 2 ou 3, suivant la transformation).</text:p>
            </text:list-item>
            <text:list-item>
              <text:p text:style-name="P16">On calcule la transformation (x,y,θ)(x, y, \theta)(x,y,θ) qui correspond exactement à ces KKK associations (cf. question 1 pour la méthode de calcul).</text:p>
            </text:list-item>
            <text:list-item>
              <text:p text:style-name="P16">On <text:span text:style-name="Strong_20_Emphasis">applique</text:span> cette transformation à <text:span text:style-name="Strong_20_Emphasis">tous les autres points</text:span> pour voir combien d’entre eux sont “cohérents” (inliers), c’est-à-dire dont la distance projetée est inférieure à un certain seuil ε\varepsilonε.</text:p>
            </text:list-item>
            <text:list-item>
              <text:p text:style-name="P16">On compte le nombre d’inliers.</text:p>
            </text:list-item>
          </text:list>
        </text:list-item>
        <text:list-item>
          <text:p text:style-name="P16">On garde en mémoire la transformation qui obtient <text:span text:style-name="Strong_20_Emphasis">le plus grand nombre d’inliers</text:span> (max inliers) sur toutes les itérations.</text:p>
        </text:list-item>
        <text:list-item>
          <text:p text:style-name="P7">Optionnel : on recalcule la meilleure transformation (cf. question 3) sur l’ensemble des inliers trouvés.</text:p>
        </text:list-item>
      </text:list>
      <text:p text:style-name="Text_20_body"><text:soft-page-break/>Pseudo-code rapide :</text:p>
      <text:p text:style-name="Preformatted_20_Text">yaml</text:p>
      <text:p text:style-name="Preformatted_20_Text">Copier le code</text:p>
      <text:p text:style-name="P19"><text:span text:style-name="Source_20_Text">max_inliers = 0</text:span></text:p>
      <text:p text:style-name="P19"><text:span text:style-name="Source_20_Text">best_transform = None</text:span></text:p>
      <text:p text:style-name="P19"/>
      <text:p text:style-name="P19"><text:span text:style-name="Source_20_Text">pour i = 1 à nb_iterations:</text:span></text:p>
      <text:p text:style-name="P19"><text:span text:style-name="Source_20_Text"><text:s text:c="4"/># 1) Tirer K associations au hasard</text:span></text:p>
      <text:p text:style-name="P19"><text:span text:style-name="Source_20_Text"><text:s text:c="4"/>sample = tirer_au_hasard(K, correspondances)</text:span></text:p>
      <text:p text:style-name="P19"><text:span text:style-name="Source_20_Text"><text:s text:c="4"/></text:span></text:p>
      <text:p text:style-name="P19"><text:span text:style-name="Source_20_Text"><text:s text:c="4"/># 2) Estimer la transformation x,y,θ</text:span></text:p>
      <text:p text:style-name="P19"><text:span text:style-name="Source_20_Text"><text:s text:c="4"/>transform = calcule_transformation(sample)</text:span></text:p>
      <text:p text:style-name="P19"><text:span text:style-name="Source_20_Text"><text:s text:c="4"/></text:span></text:p>
      <text:p text:style-name="P19"><text:span text:style-name="Source_20_Text"><text:s text:c="4"/># 3) Compter inliers</text:span></text:p>
      <text:p text:style-name="P19"><text:span text:style-name="Source_20_Text"><text:s text:c="4"/>inliers_count = 0</text:span></text:p>
      <text:p text:style-name="P19"><text:span text:style-name="Source_20_Text"><text:s text:c="4"/>liste_inliers = []</text:span></text:p>
      <text:p text:style-name="P19"><text:span text:style-name="Source_20_Text"><text:s text:c="4"/>pour chaque association (p, p'):</text:span></text:p>
      <text:p text:style-name="P19"><text:span text:style-name="Source_20_Text"><text:s text:c="8"/>p_proj = applique_transform(transform, p) # rotation+translation</text:span></text:p>
      <text:p text:style-name="P19"><text:span text:style-name="Source_20_Text"><text:s text:c="8"/>si distance(p_proj, p') &lt; epsilon:</text:span></text:p>
      <text:p text:style-name="P19"><text:span text:style-name="Source_20_Text"><text:s text:c="12"/>inliers_count += 1</text:span></text:p>
      <text:p text:style-name="P19"><text:span text:style-name="Source_20_Text"><text:s text:c="12"/>liste_inliers.append((p, p'))</text:span></text:p>
      <text:p text:style-name="P19"><text:span text:style-name="Source_20_Text"><text:s text:c="4"/></text:span></text:p>
      <text:p text:style-name="P19"><text:span text:style-name="Source_20_Text"><text:s text:c="4"/># 4) Mise à jour du meilleur modèle</text:span></text:p>
      <text:p text:style-name="P19"><text:span text:style-name="Source_20_Text"><text:s text:c="4"/>si inliers_count &gt; max_inliers:</text:span></text:p>
      <text:p text:style-name="P19"><text:span text:style-name="Source_20_Text"><text:s text:c="8"/>max_inliers = inliers_count</text:span></text:p>
      <text:p text:style-name="P19"><text:span text:style-name="Source_20_Text"><text:s text:c="8"/>best_transform = transform</text:span></text:p>
      <text:p text:style-name="P19"><text:span text:style-name="Source_20_Text"><text:s text:c="8"/>best_inliers = liste_inliers</text:span></text:p>
      <text:p text:style-name="P19"/>
      <text:p text:style-name="P19"><text:span text:style-name="Source_20_Text"># Résultat final</text:span></text:p>
      <text:p text:style-name="P20"><text:span text:style-name="Source_20_Text">return best_transform, best_inliers</text:span></text:p>
      <text:p text:style-name="Text_20_body">Le nombre d’itérations se fixe selon un certain niveau de confiance voulu (par ex. 0,99) et un taux estimé d’outliers.</text:p>
      <text:p text:style-name="Horizontal_20_Line"/>
      <text:h text:style-name="Heading_20_3" text:outline-level="3">3. À partir de N&gt;KN &gt; KN&gt;K associations correctes filtrées par RANSAC, trouvez la paramétrisation x,y,θx, y, \thetax,y,θ optimale (l’équivalent de faire une régression).</text:h>
      <text:p text:style-name="Text_20_body">Une fois que l’algorithme RANSAC a identifié le <text:span text:style-name="Strong_20_Emphasis">sous-ensemble des inliers</text:span> (associations cohérentes), on dispose de plus de KKK correspondances (disons N′N^\primeN′ inliers). On veut alors estimer la meilleure transformation (x,y,θ)(x,y,\theta)(x,y,θ) qui <text:span text:style-name="Strong_20_Emphasis">minimise l’erreur globale</text:span> sur ces N′N^\primeN′ associations.</text:p>
      <text:p text:style-name="Text_20_body">En pratique, on résout un <text:span text:style-name="Strong_20_Emphasis">problème de moindres carrés</text:span> (Least Squares) :</text:p>
      <text:list xml:id="list1358308980688350133" text:style-name="L8">
        <text:list-item>
          <text:p text:style-name="P17">On écrit pour chaque association inlier (xi,yi)(x_i, y_i)(xi​,yi​) vers (xi′,yi′)(x_i^\prime, y_i^\prime)(xi′​,yi′​) l’équation : (xi′yi′)≈(cos⁡θ−sin⁡θsin⁡θcos⁡θ)(xiyi)+(xy). \begin{pmatrix} x_i^\prime \\ y_i^\prime \end{pmatrix} \approx \begin{pmatrix} \cos\theta &amp; -\sin\theta \\ \sin\theta &amp; \cos\theta \end{pmatrix} \begin{pmatrix} x_i \\ y_i \end{pmatrix} + \begin{pmatrix} x \\ y \end{pmatrix}.(xi′​yi′​​)≈(cosθsinθ​−sinθcosθ​)(xi​yi​​)+(xy​).</text:p>
        </text:list-item>
        <text:list-item>
          <text:p text:style-name="P8">Avec N′N^\primeN′ paires, on a 2N′2N^\prime2N′ équations. On calcule (x,y,θ)(x, y, \theta)(x,y,θ) en minimisant la somme des carrés des différences.</text:p>
        </text:list-item>
      </text:list>
      <text:p text:style-name="Text_20_body">Plusieurs façons de procéder :</text:p>
      <text:list xml:id="list2106738321049576872" text:style-name="L9">
        <text:list-item>
          <text:p text:style-name="P18"><text:span text:style-name="Strong_20_Emphasis">Résolution analytique</text:span> (pour rotation + translation) :</text:p>
          <text:list>
            <text:list-item>
              <text:p text:style-name="P18">Calculer la <text:span text:style-name="Strong_20_Emphasis">moyenne</text:span> des positions sources et cibles pour éliminer la translation,</text:p>
            </text:list-item>
            <text:list-item>
              <text:p text:style-name="P18"><text:soft-page-break/>Trouver l’angle θ\thetaθ via la méthode de l’angle optimal (corrélation croisée, SVD ou Procrustes).</text:p>
            </text:list-item>
            <text:list-item>
              <text:p text:style-name="P18">Puis la translation (x,y)(x, y)(x,y) en conséquence.</text:p>
            </text:list-item>
          </text:list>
        </text:list-item>
        <text:list-item>
          <text:p text:style-name="P18"><text:span text:style-name="Strong_20_Emphasis">SVD / Procrustes</text:span> :</text:p>
          <text:list>
            <text:list-item>
              <text:p text:style-name="P18">Centrer les points sources et cibles sur leurs barycentres respectifs,</text:p>
            </text:list-item>
            <text:list-item>
              <text:p text:style-name="P18">Trouver la meilleure rotation θ\thetaθ qui aligne les points (via SVD de la matrice de corrélation),</text:p>
            </text:list-item>
            <text:list-item>
              <text:p text:style-name="P9">Enfin, déduire la translation pour superposer les barycentres.</text:p>
            </text:list-item>
          </text:list>
        </text:list-item>
      </text:list>
      <text:p text:style-name="Text_20_body">Cette étape s’apparente à “la régression finale” sur les inliers. Ainsi, on obtient la <text:span text:style-name="Strong_20_Emphasis">meilleure estimation</text:span> (au sens moindres carrés) de (x,y,θ)(x, y, \theta)(x,y,θ) pour l’ensemble d’inliers renvoyés par RANSA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22S</meta:editing-duration>
    <meta:editing-cycles>6</meta:editing-cycles>
    <meta:generator>OpenOffice/4.1.14$Win32 OpenOffice.org_project/4114m1$Build-9811</meta:generator>
    <dc:date>2025-01-05T16:21:55.30</dc:date>
    <meta:document-statistic meta:table-count="0" meta:image-count="0" meta:object-count="0" meta:page-count="4" meta:paragraph-count="89" meta:word-count="1217" meta:character-count="8299"/>
    <meta:user-defined meta:name="Info 1"/>
    <meta:user-defined meta:name="Info 2"/>
    <meta:user-defined meta:name="Info 3"/>
    <meta:user-defined meta:name="Info 4"/>
  </office:meta>
</office:document-meta>
</file>